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Stringify</text:h>
                    <text:list>
                        <text:list-item>
                            <text:h text:style-name="Heading_20_2" text:outline-level="2">Description</text:h>
                        </text:list-item>
                    </text:list>
                </text:list-item>
            </text:list>

            <text:p text:style-name="Standard"><text:span>Converts the Flow value to a CSV string and sends it to the </text:span><text:span text:style-name="backtick">result</text:span><text:span> output.</text:span></text:p><text:p text:style-name="Standard"/>

            
                <text:list xml:id="list_CSVStringify2" text:continue-numbering="true" text:continue-list="list_CSV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Stringify6"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text:span>Flow value that will be converted into a CSV string.</text:span></text:p><text:p text:style-name="Standard"/>,
                                            <text:list xml:id="list_CSVStringify7" text:continue-numbering="true" text:continue-list="list_CSVStringify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p text:style-name="Standard"/>,
                                            <text:list xml:id="list_CSVStringify8" text:continue-numbering="true" text:continue-list="list_CSVStringify7"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text:span>If it is set to </text:span><text:span text:style-name="backtick">True</text:span><text:span>, the first record will contain the names of the columns.</text:span></text:p><text:p text:style-name="Standard"/>,
                                            <text:list xml:id="list_CSVStringify9" text:continue-numbering="true" text:continue-list="list_CSVStringify8"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text:span>If it is set to </text:span><text:span text:style-name="backtick">True</text:span><text:span>, all non-empty fields will be quoted even if there are no characters that require quoting.</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Stringify10" text:continue-numbering="true" text:continue-list="list_CSVStringify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Stringify11" text:continue-numbering="true" text:continue-list="list_CSVStringify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SVStringify12" text:continue-numbering="true" text:continue-list="list_CSVStringify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SVStringify13" text:continue-numbering="true" text:continue-list="list_CSVStringify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Stringify14" text:continue-numbering="true" text:continue-list="list_CSVStringify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SVStringify3" text:continue-numbering="true" text:continue-list="list_CSVStringify2" text:style-name="Outline">
                    <text:list-item>
                        <text:list>
                            <text:list-item>
                                <text:h text:style-name="Heading_20_2" text:outline-level="2">Inputs</text:h>
                            </text:list-item>
                        </text:list>
                    </text:list-item>
                </text:list>

                
                            <text:list xml:id="list_CSVStringify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SVStringify1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ext:span>The Flow value to be converted into a CSV string is received through this Input. This Input can be deleted (we delete it in the Flow - inputs list) if it is not needed, i.e. if we want to parse the string obtained by evaluating an arbitrary expression set through the </text:span><text:span text:style-name="backtick">Input</text:span><text:span> property.</text:span></text:p><text:p text:style-name="Standard"/>

            
                <text:list xml:id="list_CSVStringify4" text:continue-numbering="true" text:continue-list="list_CSVStringify3" text:style-name="Outline">
                    <text:list-item>
                        <text:list>
                            <text:list-item>
                                <text:h text:style-name="Heading_20_2" text:outline-level="2">Outputs</text:h>
                            </text:list-item>
                        </text:list>
                    </text:list-item>
                </text:list>

                
                            <text:list xml:id="list_CSVStringif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SVStringify18"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CSV string is sent through this output.</text:span></text:p><text:p text:style-name="Standard"/>


            
                    <text:list xml:id="list_CSVStringify5" text:continue-numbering="true" text:continue-list="list_CSVStringify4" text:style-name="Outline">
                        <text:list-item>
                            <text:list>
                                <text:list-item>
                                    <text:h text:style-name="Heading_20_2" text:outline-level="2">Examples</text:h>
                                </text:list-item>
                            </text:list>
                        </text:list-item>
                    </text:list>
                    <text:p text:style-name="Standard"/>
                    <text:list xml:id="list_CSVStringify19" text:style-name="List_20_1">
                    <text:list-item>
                            <text:p text:style-name="List_20_1_20_Start">
                            <text:span><text:span text:style-name="T1">CSV</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